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4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43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color="#0099ff" fo:font-size="22pt" fo:font-weight="bold" style:font-size-asian="22pt" style:font-weight-asian="bold" style:font-size-complex="22pt" style:font-weight-complex="bold"/>
    </style:style>
    <style:style style:name="P2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left="0cm" fo:margin-right="0cm" fo:text-indent="0cm"/>
      <style:text-properties fo:color="#0099ff" fo:font-weight="bold" style:font-weight-asian="bold" style:font-weight-complex="bold"/>
    </style:style>
    <style:style style:name="P4" style:family="paragraph">
      <style:text-properties fo:color="#0099ff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P9" style:family="paragraph">
      <style:text-properties fo:color="#993366" fo:font-weight="bold" style:font-weight-asian="bold" style:font-weight-complex="bold"/>
    </style:style>
    <style:style style:name="T1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99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99ff"/>
    </style:style>
    <style:style style:name="T6" style:family="text">
      <style:text-properties fo:color="#993366"/>
    </style:style>
    <style:style style:name="T7" style:family="text">
      <style:text-properties fo:color="#993366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0.683cm" svg:height="1.191cm" svg:x="5.6cm" svg:y="1.5cm">
            <draw:text-box>
              <text:p text:style-name="P1"><text:span text:style-name="T1">Vector Polyline Feature</text:span></text:p>
            </draw:text-box>
          </draw:frame>
          <draw:g>
            <draw:frame draw:style-name="gr1" draw:text-style-name="P4" draw:layer="layout" svg:width="0.925cm" svg:height="1.021cm" svg:x="9.147cm" svg:y="8.921cm">
              <draw:text-box>
                <text:p text:style-name="P3"><text:span text:style-name="T2">x</text:span></text:p>
              </draw:text-box>
            </draw:frame>
            <draw:frame draw:style-name="gr2" draw:text-style-name="P5" draw:layer="layout" svg:width="14cm" svg:height="2.561cm" svg:x="4cm" svg:y="3.279cm">
              <draw:text-box>
                <text:p text:style-name="P5"><text:span text:style-name="T3">Polyline Geometry (a series of connected vertices that do not form an enclosed shape)</text:span></text:p>
              </draw:text-box>
            </draw:frame>
            <draw:frame draw:style-name="gr3" draw:text-style-name="P6" draw:layer="layout" svg:width="15.982cm" svg:height="1.021cm" svg:x="3cm" svg:y="13.679cm">
              <draw:text-box>
                <text:p text:style-name="P6"><text:span text:style-name="T3">Polyline attributes (describe the feature)</text:span></text:p>
              </draw:text-box>
            </draw:frame>
            <draw:frame draw:style-name="gr4" draw:text-style-name="P7" draw:layer="layout" svg:width="15.93cm" svg:height="3.331cm" svg:x="3cm" svg:y="14.939cm">
              <draw:text-box>
                <text:p text:style-name="P7"><text:span text:style-name="T4">Id, Name, Description</text:span></text:p>
                <text:p text:style-name="P7"/>
                <text:p text:style-name="P7"><text:span text:style-name="T5">1, Footpath 1, From class to the playground</text:span></text:p>
                <text:p text:style-name="P7"><text:span text:style-name="T6">2, Footpath 2, From the school gate to the hall</text:span></text:p>
              </draw:text-box>
            </draw:frame>
            <draw:custom-shape draw:style-name="gr5" draw:text-style-name="P8" draw:layer="layout" svg:width="16.5cm" svg:height="16cm" svg:x="2.5cm" svg:y="2.9cm">
              <text:p text:style-name="P7"/>
              <draw:enhanced-geometry svg:viewBox="0 0 21600 21600" draw:type="rectangle" draw:enhanced-path="M 0 0 L 21600 0 21600 21600 0 21600 0 0 Z N"/>
            </draw:custom-shape>
            <draw:line draw:style-name="gr6" draw:text-style-name="P8" draw:layer="layout" svg:x1="2.5cm" svg:y1="16.2cm" svg:x2="19cm" svg:y2="16.2cm">
              <text:p text:style-name="P7"/>
            </draw:line>
            <draw:line draw:style-name="gr6" draw:text-style-name="P8" draw:layer="layout" svg:x1="2.5cm" svg:y1="14.8cm" svg:x2="19cm" svg:y2="14.8cm">
              <text:p text:style-name="P7"/>
            </draw:line>
            <draw:frame draw:style-name="gr1" draw:text-style-name="P9" draw:layer="layout" svg:width="0.925cm" svg:height="1.021cm" svg:x="13.5cm" svg:y="7cm">
              <draw:text-box>
                <text:p text:style-name="P7"><text:span text:style-name="T7">x</text:span></text:p>
              </draw:text-box>
            </draw:frame>
            <draw:frame draw:style-name="gr1" draw:text-style-name="P4" draw:layer="layout" svg:width="0.925cm" svg:height="1.021cm" svg:x="3.548cm" svg:y="6.922cm">
              <draw:text-box>
                <text:p text:style-name="P3"><text:span text:style-name="T2">x</text:span></text:p>
              </draw:text-box>
            </draw:frame>
            <draw:frame draw:style-name="gr1" draw:text-style-name="P4" draw:layer="layout" svg:width="0.925cm" svg:height="1.021cm" svg:x="14.948cm" svg:y="9.922cm">
              <draw:text-box>
                <text:p text:style-name="P3"><text:span text:style-name="T2">x</text:span></text:p>
              </draw:text-box>
            </draw:frame>
            <draw:frame draw:style-name="gr1" draw:text-style-name="P4" draw:layer="layout" svg:width="0.925cm" svg:height="1.021cm" svg:x="12.148cm" svg:y="8.922cm">
              <draw:text-box>
                <text:p text:style-name="P3"><text:span text:style-name="T2">x</text:span></text:p>
              </draw:text-box>
            </draw:frame>
            <draw:frame draw:style-name="gr1" draw:text-style-name="P4" draw:layer="layout" svg:width="0.925cm" svg:height="1.021cm" svg:x="5.048cm" svg:y="7.922cm">
              <draw:text-box>
                <text:p text:style-name="P3"><text:span text:style-name="T2">x</text:span></text:p>
              </draw:text-box>
            </draw:frame>
            <draw:frame draw:style-name="gr1" draw:text-style-name="P9" draw:layer="layout" svg:width="0.925cm" svg:height="1.021cm" svg:x="6.001cm" svg:y="11.001cm">
              <draw:text-box>
                <text:p text:style-name="P7"><text:span text:style-name="T7">x</text:span></text:p>
              </draw:text-box>
            </draw:frame>
            <draw:frame draw:style-name="gr1" draw:text-style-name="P9" draw:layer="layout" svg:width="0.925cm" svg:height="1.021cm" svg:x="7.701cm" svg:y="10.101cm">
              <draw:text-box>
                <text:p text:style-name="P7"><text:span text:style-name="T7">x</text:span></text:p>
              </draw:text-box>
            </draw:frame>
            <draw:frame draw:style-name="gr1" draw:text-style-name="P9" draw:layer="layout" svg:width="0.925cm" svg:height="1.021cm" svg:x="10.101cm" svg:y="9.501cm">
              <draw:text-box>
                <text:p text:style-name="P7"><text:span text:style-name="T7">x</text:span></text:p>
              </draw:text-box>
            </draw:frame>
            <draw:polyline draw:style-name="gr6" draw:text-style-name="P8" draw:layer="layout" svg:width="10.999cm" svg:height="4.499cm" draw:transform="rotate (-0.643502895210188) translate (6.70001822145978cm 3.89998910289668cm)" svg:viewBox="0 0 11000 4500" draw:points="0,2700 1800,2600 5600,1000 8000,-800 11000,-1800">
              <text:p text:style-name="P7"/>
            </draw:polyline>
            <draw:polyline draw:style-name="gr6" draw:text-style-name="P8" draw:layer="layout" svg:width="8.499cm" svg:height="0.558cm" draw:transform="rotate (0.489913921034716) translate (6.49982639325901cm 11.4996744533307cm)" svg:viewBox="0 0 8500 559" draw:points="0,26411 2235,26470 4235,26970 8500,26411">
              <text:p text:style-name="P7"/>
            </draw:polyline>
            <draw:frame draw:style-name="gr1" draw:text-style-name="P9" draw:layer="layout" svg:width="0.925cm" svg:height="1.021cm" svg:x="12.101cm" svg:y="8.001cm">
              <draw:text-box>
                <text:p text:style-name="P7"><text:span text:style-name="T7">x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Verdana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m Sutton</meta:initial-creator>
    <meta:creation-date>2008-09-18T15:11:07</meta:creation-date>
    <dc:creator>Tim Sutton</dc:creator>
    <dc:date>2008-09-18T15:47:50</dc:date>
    <meta:editing-cycles>1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